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4c709" officeooo:paragraph-rsid="0014c709"/>
    </style:style>
    <style:style style:name="P2" style:family="paragraph" style:parent-style-name="Standard">
      <style:text-properties officeooo:rsid="00138811" officeooo:paragraph-rsid="00138811"/>
    </style:style>
    <style:style style:name="P3" style:family="paragraph" style:parent-style-name="Standard">
      <style:text-properties officeooo:rsid="00138811" officeooo:paragraph-rsid="0014c709"/>
    </style:style>
    <style:style style:name="P4" style:family="paragraph" style:parent-style-name="Standard">
      <style:text-properties fo:font-size="13pt" officeooo:rsid="0014c709" officeooo:paragraph-rsid="0014c709" style:font-size-asian="13pt" style:font-size-complex="13pt"/>
    </style:style>
    <style:style style:name="P5" style:family="paragraph" style:parent-style-name="Standard">
      <style:text-properties fo:font-size="13pt" officeooo:rsid="00138811" officeooo:paragraph-rsid="00138811" style:font-size-asian="13pt" style:font-size-complex="13pt"/>
    </style:style>
    <style:style style:name="P6" style:family="paragraph" style:parent-style-name="Standard">
      <style:text-properties fo:font-size="16pt" officeooo:rsid="00138811" officeooo:paragraph-rsid="00138811" style:font-size-asian="16pt" style:font-size-complex="16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3pt" style:font-size-asian="13pt" style:font-size-complex="13pt"/>
    </style:style>
    <style:style style:name="T4" style:family="text">
      <style:text-properties style:font-name="sans-serif" fo:font-size="13pt" officeooo:rsid="0014c709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st Lab – Lab3</text:p>
      <text:p text:style-name="P6"/>
      <text:p text:style-name="P6">Questions:</text:p>
      <text:p text:style-name="P6"/>
      <text:p text:style-name="P2"><text:span text:style-name="T2">1)What are the three methods that DAQ devices can be grounded?</text:span></text:p>
      <text:p text:style-name="P2"><text:span text:style-name="T2"/></text:p>
      <text:p text:style-name="P5"><text:span text:style-name="T1">Ground can be connected to a DAQ device either through a Common Ground, Common Mode Voltage (less than 10V) or already isolated grounds.</text:span></text:p>
      <text:p text:style-name="P5"><text:span text:style-name="T1"/></text:p>
      <text:p text:style-name="P3"><text:span text:style-name="T3">Source: </text:span><text:a xlink:type="simple" xlink:href="https://www.mccdaq.com/pdfs/DAQ-Signal-Connections.pdf" text:style-name="Internet_20_link" text:visited-style-name="Visited_20_Internet_20_Link"><text:span text:style-name="T3">https://www.mccdaq.com/pdfs/DAQ-Signal-Connections.pdf</text:span></text:a><text:span text:style-name="T4">#</text:span><text:span text:style-name="T3">Chapter 3</text:span></text:p>
      <text:p text:style-name="P2"><text:span text:style-name="T2"/></text:p>
      <text:p text:style-name="P2"><text:span text:style-name="T2"/></text:p>
      <text:p text:style-name="P2"><text:span text:style-name="T2">2)Describe three uses of Measurement &amp; Automation Explorer. </text:span></text:p>
      <text:p text:style-name="P2"><text:span text:style-name="T2"/></text:p>
      <text:p text:style-name="P4"><text:span text:style-name="T1">MAX is software which allows access to connected (or virtual) DAQ devices. <text:s/>Three uses of this software is:</text:span></text:p>
      <text:p text:style-name="P4"><text:span text:style-name="T1"/></text:p>
      <text:p text:style-name="P4"><text:span text:style-name="T1">1) Configuring National Instruments hardware / software</text:span></text:p>
      <text:p text:style-name="P4"><text:span text:style-name="T1">2) Creating and editing channels, tasks, interfaces, scales and virtual instruments</text:span></text:p>
      <text:p text:style-name="P4"><text:span text:style-name="T1">3) Running system diagnostic on connected DAQ devi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c709" officeooo:paragraph-rsid="0014c7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Richardson</text:p>
        <text:p text:style-name="MP1">1555520</text:p>
        <text:p text:style-name="MP1">Wednesday Lab, 9a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4:13:27.466816075</meta:creation-date>
    <dc:date>2019-09-15T14:26:47.699721003</dc:date>
    <meta:editing-duration>PT3M10S</meta:editing-duration>
    <meta:editing-cycles>1</meta:editing-cycles>
    <meta:generator>LibreOffice/6.2.4.2.0$Linux_X86_64 LibreOffice_project/20$Build-2</meta:generator>
    <meta:document-statistic meta:table-count="0" meta:image-count="0" meta:object-count="0" meta:page-count="1" meta:paragraph-count="13" meta:word-count="99" meta:character-count="694" meta:non-whitespace-character-count="605"/>
  </office:meta>
</office:document-meta>
</file>